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2.0014in" fo:margin-left="0.1875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75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0014in" fo:margin-left="0.1875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751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0014in" fo:margin-left="0.1875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0.751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0014in" fo:margin-left="0.1875in" table:align="left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1.376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0014in" fo:margin-left="0.1875in" table:align="left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1.376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0014in" fo:margin-left="0.1875in" table:align="left"/>
    </style:style>
    <style:style style:name="Table6.A" style:family="table-column">
      <style:table-column-properties style:column-width="0.8778in"/>
    </style:style>
    <style:style style:name="Table6.B" style:family="table-column">
      <style:table-column-properties style:column-width="1.123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827a" officeooo:paragraph-rsid="0009827a"/>
    </style:style>
    <style:style style:name="P2" style:family="paragraph" style:parent-style-name="Standard">
      <style:text-properties fo:font-weight="bold" officeooo:rsid="0009827a" officeooo:paragraph-rsid="0009827a" style:font-weight-asian="bold" style:font-weight-complex="bold"/>
    </style:style>
    <style:style style:name="P3" style:family="paragraph" style:parent-style-name="Standard">
      <style:text-properties fo:font-weight="bold" officeooo:rsid="001a1296" officeooo:paragraph-rsid="001a1296" style:font-weight-asian="bold" style:font-weight-complex="bold"/>
    </style:style>
    <style:style style:name="P4" style:family="paragraph" style:parent-style-name="Standard">
      <style:text-properties fo:font-size="14pt" fo:font-weight="normal" officeooo:rsid="0009827a" officeooo:paragraph-rsid="0009827a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officeooo:rsid="001b9687" officeooo:paragraph-rsid="001b9687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officeooo:rsid="0009827a" officeooo:paragraph-rsid="0009827a" style:font-weight-asian="normal" style:font-weight-complex="normal"/>
    </style:style>
    <style:style style:name="P7" style:family="paragraph" style:parent-style-name="Standard">
      <style:text-properties fo:font-style="normal" fo:font-weight="normal" officeooo:rsid="001abb3c" officeooo:paragraph-rsid="001a129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37568" officeooo:paragraph-rsid="0023756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6c38d" officeooo:paragraph-rsid="0026c38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6c38d" officeooo:paragraph-rsid="004cd0d8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7d3bf" officeooo:paragraph-rsid="0027d3b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normal" fo:font-weight="normal" officeooo:rsid="0027d3bf" officeooo:paragraph-rsid="0035c49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officeooo:rsid="0027d3bf" officeooo:paragraph-rsid="002e8ac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9865e" officeooo:paragraph-rsid="0029865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e8ac4" officeooo:paragraph-rsid="002e8ac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tyle="normal" fo:font-weight="normal" officeooo:rsid="0035c49e" officeooo:paragraph-rsid="0035c49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4cd0d8" officeooo:paragraph-rsid="004cd0d8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4cd0d8" officeooo:paragraph-rsid="004f5ac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50701a" officeooo:paragraph-rsid="0050701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bold" officeooo:rsid="001b9687" officeooo:paragraph-rsid="001b9687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e8400" officeooo:paragraph-rsid="001e8400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ize="16pt" fo:font-weight="bold" officeooo:rsid="0009827a" officeooo:paragraph-rsid="0009827a" style:font-size-asian="16pt" style:font-weight-asian="bold" style:font-size-complex="16pt" style:font-weight-complex="bold"/>
    </style:style>
    <style:style style:name="P23" style:family="paragraph" style:parent-style-name="Standard">
      <style:text-properties officeooo:paragraph-rsid="00200036"/>
    </style:style>
    <style:style style:name="P24" style:family="paragraph" style:parent-style-name="Standard">
      <style:text-properties officeooo:rsid="00200036" officeooo:paragraph-rsid="00200036"/>
    </style:style>
    <style:style style:name="P25" style:family="paragraph" style:parent-style-name="Standard">
      <style:text-properties officeooo:rsid="00237568" officeooo:paragraph-rsid="00237568"/>
    </style:style>
    <style:style style:name="P26" style:family="paragraph" style:parent-style-name="Standard">
      <style:text-properties officeooo:rsid="0029865e" officeooo:paragraph-rsid="0029865e"/>
    </style:style>
    <style:style style:name="P27" style:family="paragraph" style:parent-style-name="Standard">
      <style:text-properties officeooo:paragraph-rsid="002e8ac4"/>
    </style:style>
    <style:style style:name="P28" style:family="paragraph" style:parent-style-name="Standard">
      <style:text-properties officeooo:rsid="00304432" officeooo:paragraph-rsid="00304432"/>
    </style:style>
    <style:style style:name="P29" style:family="paragraph" style:parent-style-name="Standard">
      <style:text-properties officeooo:rsid="00322a2d" officeooo:paragraph-rsid="00322a2d"/>
    </style:style>
    <style:style style:name="P30" style:family="paragraph" style:parent-style-name="Standard">
      <style:text-properties officeooo:rsid="00387442" officeooo:paragraph-rsid="00387442"/>
    </style:style>
    <style:style style:name="P31" style:family="paragraph" style:parent-style-name="Standard">
      <style:text-properties officeooo:rsid="00387442" officeooo:paragraph-rsid="0042577e"/>
    </style:style>
    <style:style style:name="P32" style:family="paragraph" style:parent-style-name="Standard">
      <style:text-properties officeooo:rsid="0031ff04" officeooo:paragraph-rsid="00304432"/>
    </style:style>
    <style:style style:name="P33" style:family="paragraph" style:parent-style-name="Standard">
      <style:text-properties officeooo:rsid="0031ff04" officeooo:paragraph-rsid="0041df0e"/>
    </style:style>
    <style:style style:name="P34" style:family="paragraph" style:parent-style-name="Standard">
      <style:text-properties officeooo:paragraph-rsid="00387442"/>
    </style:style>
    <style:style style:name="P35" style:family="paragraph" style:parent-style-name="Standard">
      <style:text-properties officeooo:paragraph-rsid="00407fe0"/>
    </style:style>
    <style:style style:name="P36" style:family="paragraph" style:parent-style-name="Standard">
      <style:text-properties officeooo:paragraph-rsid="0042577e"/>
    </style:style>
    <style:style style:name="P37" style:family="paragraph" style:parent-style-name="Standard">
      <style:text-properties officeooo:rsid="0042577e" officeooo:paragraph-rsid="0042577e"/>
    </style:style>
    <style:style style:name="P38" style:family="paragraph" style:parent-style-name="Standard">
      <style:text-properties officeooo:rsid="0042577e" officeooo:paragraph-rsid="0043203a"/>
    </style:style>
    <style:style style:name="P39" style:family="paragraph" style:parent-style-name="Standard">
      <style:text-properties officeooo:rsid="0042577e" officeooo:paragraph-rsid="00463443"/>
    </style:style>
    <style:style style:name="P40" style:family="paragraph" style:parent-style-name="Standard">
      <style:text-properties officeooo:paragraph-rsid="00463443"/>
    </style:style>
    <style:style style:name="P41" style:family="paragraph" style:parent-style-name="Standard">
      <style:text-properties officeooo:paragraph-rsid="004848c9"/>
    </style:style>
    <style:style style:name="P42" style:family="paragraph" style:parent-style-name="Standard">
      <style:text-properties officeooo:rsid="004848c9" officeooo:paragraph-rsid="004848c9"/>
    </style:style>
    <style:style style:name="P43" style:family="paragraph" style:parent-style-name="Standard">
      <style:text-properties officeooo:rsid="004848c9" officeooo:paragraph-rsid="004a9464"/>
    </style:style>
    <style:style style:name="P44" style:family="paragraph" style:parent-style-name="Standard">
      <style:text-properties officeooo:rsid="004848c9" officeooo:paragraph-rsid="004ae894"/>
    </style:style>
    <style:style style:name="P45" style:family="paragraph" style:parent-style-name="Standard">
      <style:text-properties officeooo:rsid="004ae894" officeooo:paragraph-rsid="004ae894"/>
    </style:style>
    <style:style style:name="P46" style:family="paragraph" style:parent-style-name="Standard">
      <style:text-properties officeooo:rsid="004cd0d8" officeooo:paragraph-rsid="004cd0d8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officeooo:paragraph-rsid="002e8ac4"/>
    </style:style>
    <style:style style:name="P49" style:family="paragraph" style:parent-style-name="Table_20_Contents">
      <style:paragraph-properties fo:text-align="center" style:justify-single-word="false"/>
      <style:text-properties officeooo:rsid="002b98aa" officeooo:paragraph-rsid="002b98aa"/>
    </style:style>
    <style:style style:name="P50" style:family="paragraph" style:parent-style-name="Table_20_Contents">
      <style:paragraph-properties fo:text-align="center" style:justify-single-word="false"/>
      <style:text-properties officeooo:rsid="002b98aa" officeooo:paragraph-rsid="002e8ac4"/>
    </style:style>
    <style:style style:name="P51" style:family="paragraph" style:parent-style-name="Table_20_Contents">
      <style:paragraph-properties fo:text-align="center" style:justify-single-word="false"/>
      <style:text-properties officeooo:rsid="002c2c29" officeooo:paragraph-rsid="002c2c29"/>
    </style:style>
    <style:style style:name="P52" style:family="paragraph" style:parent-style-name="Table_20_Contents">
      <style:paragraph-properties fo:text-align="center" style:justify-single-word="false"/>
      <style:text-properties officeooo:rsid="002c2c29" officeooo:paragraph-rsid="002e8ac4"/>
    </style:style>
    <style:style style:name="P53" style:family="paragraph" style:parent-style-name="Table_20_Contents">
      <style:paragraph-properties fo:text-align="center" style:justify-single-word="false"/>
      <style:text-properties officeooo:rsid="00322a2d" officeooo:paragraph-rsid="00322a2d"/>
    </style:style>
    <style:style style:name="P54" style:family="paragraph" style:parent-style-name="Table_20_Contents">
      <style:paragraph-properties fo:text-align="center" style:justify-single-word="false"/>
      <style:text-properties officeooo:rsid="00327c88" officeooo:paragraph-rsid="00327c88"/>
    </style:style>
    <style:style style:name="P55" style:family="paragraph" style:parent-style-name="Table_20_Contents">
      <style:paragraph-properties fo:text-align="center" style:justify-single-word="false"/>
      <style:text-properties officeooo:rsid="0035c49e" officeooo:paragraph-rsid="0035c49e"/>
    </style:style>
    <style:style style:name="P56" style:family="paragraph" style:parent-style-name="Standard" style:list-style-name="L1">
      <style:text-properties fo:font-weight="normal" officeooo:rsid="000abcf0" officeooo:paragraph-rsid="000abcf0" style:font-weight-asian="normal" style:font-weight-complex="normal"/>
    </style:style>
    <style:style style:name="P57" style:family="paragraph" style:parent-style-name="Standard" style:list-style-name="L1">
      <style:text-properties fo:font-weight="normal" officeooo:rsid="000b8da5" officeooo:paragraph-rsid="000b8da5" style:font-weight-asian="normal" style:font-weight-complex="normal"/>
    </style:style>
    <style:style style:name="P58" style:family="paragraph" style:parent-style-name="Standard" style:list-style-name="L1">
      <style:text-properties fo:font-weight="bold" officeooo:rsid="000d1610" officeooo:paragraph-rsid="000f0bcd" style:font-weight-asian="bold" style:font-weight-complex="bold"/>
    </style:style>
    <style:style style:name="P59" style:family="paragraph" style:parent-style-name="Standard" style:list-style-name="L1">
      <style:text-properties fo:font-weight="bold" officeooo:rsid="000f0bcd" officeooo:paragraph-rsid="000f0bcd" style:font-weight-asian="bold" style:font-weight-complex="bold"/>
    </style:style>
    <style:style style:name="P60" style:family="paragraph" style:parent-style-name="Standard" style:list-style-name="L1">
      <style:text-properties fo:font-weight="bold" officeooo:rsid="000f12fa" officeooo:paragraph-rsid="000f12fa" style:font-weight-asian="bold" style:font-weight-complex="bold"/>
    </style:style>
    <style:style style:name="P61" style:family="paragraph" style:parent-style-name="Standard" style:list-style-name="L1">
      <style:text-properties fo:font-weight="bold" officeooo:rsid="001611e2" officeooo:paragraph-rsid="001611e2" style:font-weight-asian="bold" style:font-weight-complex="bold"/>
    </style:style>
    <style:style style:name="P62" style:family="paragraph" style:parent-style-name="Standard" style:list-style-name="L1">
      <style:text-properties fo:font-weight="bold" officeooo:rsid="0018e5ea" officeooo:paragraph-rsid="0018e5ea" style:font-weight-asian="bold" style:font-weight-complex="bold"/>
    </style:style>
    <style:style style:name="P63" style:family="paragraph" style:parent-style-name="Standard" style:list-style-name="L1">
      <style:text-properties fo:font-weight="bold" officeooo:rsid="001a1296" officeooo:paragraph-rsid="001a1296" style:font-weight-asian="bold" style:font-weight-complex="bold"/>
    </style:style>
    <style:style style:name="P64" style:family="paragraph" style:parent-style-name="Standard" style:list-style-name="L1">
      <style:text-properties fo:font-style="normal" fo:font-weight="normal" officeooo:rsid="00149718" officeooo:paragraph-rsid="00149718" style:font-style-asian="normal" style:font-weight-asian="normal" style:font-style-complex="normal" style:font-weight-complex="normal"/>
    </style:style>
    <style:style style:name="P65" style:family="paragraph" style:parent-style-name="Standard" style:list-style-name="L1">
      <style:text-properties fo:font-style="normal" fo:font-weight="normal" officeooo:rsid="001a1296" officeooo:paragraph-rsid="001a1296" style:font-style-asian="normal" style:font-weight-asian="normal" style:font-style-complex="normal" style:font-weight-complex="normal"/>
    </style:style>
    <style:style style:name="P66" style:family="paragraph" style:parent-style-name="Standard" style:list-style-name="L2">
      <style:text-properties fo:font-style="normal" fo:font-weight="normal" officeooo:rsid="00200036" officeooo:paragraph-rsid="00200036" style:font-style-asian="normal" style:font-weight-asian="normal" style:font-style-complex="normal" style:font-weight-complex="normal"/>
    </style:style>
    <style:style style:name="P67" style:family="paragraph" style:parent-style-name="Standard" style:list-style-name="L3">
      <style:text-properties fo:font-style="normal" fo:font-weight="normal" officeooo:rsid="002349f0" officeooo:paragraph-rsid="002349f0" style:font-style-asian="normal" style:font-weight-asian="normal" style:font-style-complex="normal" style:font-weight-complex="normal"/>
    </style:style>
    <style:style style:name="P68" style:family="paragraph" style:parent-style-name="Standard" style:list-style-name="L3">
      <style:text-properties fo:font-style="normal" fo:font-weight="normal" officeooo:rsid="002349f0" officeooo:paragraph-rsid="005cb1bc" style:font-style-asian="normal" style:font-weight-asian="normal" style:font-style-complex="normal" style:font-weight-complex="normal"/>
    </style:style>
    <style:style style:name="P69" style:family="paragraph" style:parent-style-name="Standard" style:list-style-name="L3">
      <style:text-properties fo:font-style="normal" fo:font-weight="normal" officeooo:rsid="00237568" officeooo:paragraph-rsid="00237568" style:font-style-asian="normal" style:font-weight-asian="normal" style:font-style-complex="normal" style:font-weight-complex="normal"/>
    </style:style>
    <style:style style:name="P70" style:family="paragraph" style:parent-style-name="Standard" style:list-style-name="L3">
      <style:text-properties fo:font-style="normal" fo:font-weight="normal" officeooo:rsid="00266354" officeooo:paragraph-rsid="00266354" style:font-style-asian="normal" style:font-weight-asian="normal" style:font-style-complex="normal" style:font-weight-complex="normal"/>
    </style:style>
    <style:style style:name="P71" style:family="paragraph" style:parent-style-name="Standard" style:list-style-name="L4">
      <style:text-properties fo:font-style="normal" fo:font-weight="normal" officeooo:rsid="0026c38d" officeooo:paragraph-rsid="0026c38d" style:font-style-asian="normal" style:font-weight-asian="normal" style:font-style-complex="normal" style:font-weight-complex="normal"/>
    </style:style>
    <style:style style:name="P72" style:family="paragraph" style:parent-style-name="Standard" style:list-style-name="L4">
      <style:text-properties fo:font-style="normal" fo:font-weight="normal" officeooo:rsid="0026c38d" officeooo:paragraph-rsid="004cd0d8" style:font-style-asian="normal" style:font-weight-asian="normal" style:font-style-complex="normal" style:font-weight-complex="normal"/>
    </style:style>
    <style:style style:name="P73" style:family="paragraph" style:parent-style-name="Standard" style:list-style-name="L4">
      <style:text-properties fo:font-style="normal" fo:font-weight="normal" officeooo:rsid="0026c38d" officeooo:paragraph-rsid="004f5ac2" style:font-style-asian="normal" style:font-weight-asian="normal" style:font-style-complex="normal" style:font-weight-complex="normal"/>
    </style:style>
    <style:style style:name="P74" style:family="paragraph" style:parent-style-name="Standard" style:list-style-name="L4">
      <style:text-properties fo:font-style="normal" fo:font-weight="normal" officeooo:rsid="0050701a" officeooo:paragraph-rsid="0050701a" style:font-style-asian="normal" style:font-weight-asian="normal" style:font-style-complex="normal" style:font-weight-complex="normal"/>
    </style:style>
    <style:style style:name="P75" style:family="paragraph" style:parent-style-name="Standard" style:list-style-name="L4">
      <style:text-properties fo:font-style="normal" fo:font-weight="normal" officeooo:rsid="0050701a" officeooo:paragraph-rsid="005242a5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fo:font-weight="normal" officeooo:rsid="0050701a" officeooo:paragraph-rsid="0050701a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fo:font-weight="normal" officeooo:rsid="004848c9" officeooo:paragraph-rsid="004848c9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normal" officeooo:rsid="004a3ca2" officeooo:paragraph-rsid="004848c9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normal" officeooo:rsid="004ae894" officeooo:paragraph-rsid="004a9464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fo:font-weight="normal" officeooo:rsid="004ae894" officeooo:paragraph-rsid="004ae894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3ef0d5" officeooo:paragraph-rsid="004ae894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fo:font-weight="normal" officeooo:rsid="004cd0d8" officeooo:paragraph-rsid="004f5ac2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fo:font-weight="normal" officeooo:rsid="004cd0d8" officeooo:paragraph-rsid="0052e24a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fo:font-weight="normal" officeooo:rsid="0053236d" officeooo:paragraph-rsid="0053236d" style:font-style-asian="normal" style:font-weight-asian="normal" style:font-style-complex="normal" style:font-weight-complex="normal"/>
    </style:style>
    <style:style style:name="P85" style:family="paragraph" style:parent-style-name="Standard" style:list-style-name="L3">
      <style:text-properties fo:font-style="normal" fo:font-weight="normal" officeooo:rsid="005fc9fc" officeooo:paragraph-rsid="00615193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fo:font-weight="bold" officeooo:rsid="001e8400" officeooo:paragraph-rsid="005bc362" style:font-style-asian="normal" style:font-weight-asian="bold" style:font-style-complex="normal" style:font-weight-complex="bold"/>
    </style:style>
    <style:style style:name="P87" style:family="paragraph" style:parent-style-name="Standard" style:list-style-name="L3">
      <style:text-properties officeooo:paragraph-rsid="002349f0"/>
    </style:style>
    <style:style style:name="P88" style:family="paragraph" style:parent-style-name="Standard" style:list-style-name="L3">
      <style:text-properties officeooo:paragraph-rsid="00237568"/>
    </style:style>
    <style:style style:name="P89" style:family="paragraph" style:parent-style-name="Standard" style:list-style-name="L3">
      <style:text-properties officeooo:paragraph-rsid="005e593b"/>
    </style:style>
    <style:style style:name="P90" style:family="paragraph" style:parent-style-name="Standard" style:list-style-name="L3">
      <style:text-properties officeooo:paragraph-rsid="005fc9fc"/>
    </style:style>
    <style:style style:name="P91" style:family="paragraph" style:parent-style-name="Standard" style:list-style-name="L3">
      <style:text-properties officeooo:paragraph-rsid="006204eb"/>
    </style:style>
    <style:style style:name="P92" style:family="paragraph" style:parent-style-name="Standard" style:list-style-name="L3">
      <style:text-properties officeooo:paragraph-rsid="006cd4b0"/>
    </style:style>
    <style:style style:name="P93" style:family="paragraph" style:parent-style-name="Standard" style:list-style-name="L3">
      <style:text-properties officeooo:rsid="002349f0" officeooo:paragraph-rsid="002349f0"/>
    </style:style>
    <style:style style:name="P94" style:family="paragraph" style:parent-style-name="Standard" style:list-style-name="L3">
      <style:text-properties officeooo:rsid="00407fe0" officeooo:paragraph-rsid="00407fe0"/>
    </style:style>
    <style:style style:name="P95" style:family="paragraph" style:parent-style-name="Standard" style:list-style-name="L4">
      <style:text-properties officeooo:rsid="0026c38d" officeooo:paragraph-rsid="0026c38d"/>
    </style:style>
    <style:style style:name="P96" style:family="paragraph" style:parent-style-name="Standard">
      <style:text-properties officeooo:rsid="0029865e" officeooo:paragraph-rsid="0052e24a"/>
    </style:style>
    <style:style style:name="P97" style:family="paragraph" style:parent-style-name="Standard">
      <style:text-properties officeooo:paragraph-rsid="00407fe0"/>
    </style:style>
    <style:style style:name="P98" style:family="paragraph" style:parent-style-name="Standard" style:list-style-name="L3">
      <style:text-properties officeooo:rsid="00652971" officeooo:paragraph-rsid="00652971"/>
    </style:style>
    <style:style style:name="P99" style:family="paragraph" style:parent-style-name="Standard" style:list-style-name="L3">
      <style:text-properties officeooo:rsid="00652971" officeooo:paragraph-rsid="006cd4b0"/>
    </style:style>
    <style:style style:name="P100" style:family="paragraph" style:parent-style-name="Standard" style:list-style-name="L3">
      <style:text-properties officeooo:rsid="00652971" officeooo:paragraph-rsid="006e805a"/>
    </style:style>
    <style:style style:name="P101" style:family="paragraph" style:parent-style-name="Standard">
      <style:text-properties officeooo:rsid="00652971" officeooo:paragraph-rsid="00652971"/>
    </style:style>
    <style:style style:name="P102" style:family="paragraph" style:parent-style-name="Standard">
      <style:text-properties officeooo:rsid="00652971" officeooo:paragraph-rsid="006e805a"/>
    </style:style>
    <style:style style:name="P103" style:family="paragraph" style:parent-style-name="Standard">
      <style:text-properties officeooo:rsid="0068e383" officeooo:paragraph-rsid="0068e383"/>
    </style:style>
    <style:style style:name="P104" style:family="paragraph" style:parent-style-name="Standard">
      <style:text-properties officeooo:paragraph-rsid="006ac460"/>
    </style:style>
    <style:style style:name="P105" style:family="paragraph" style:parent-style-name="Standard">
      <style:text-properties officeooo:rsid="006ac460" officeooo:paragraph-rsid="006ac460"/>
    </style:style>
    <style:style style:name="P106" style:family="paragraph" style:parent-style-name="Standard">
      <style:text-properties officeooo:rsid="006ac460" officeooo:paragraph-rsid="006e805a"/>
    </style:style>
    <style:style style:name="P107" style:family="paragraph" style:parent-style-name="Standard">
      <style:paragraph-properties fo:text-align="center" style:justify-single-word="false"/>
      <style:text-properties officeooo:paragraph-rsid="006ac460"/>
    </style:style>
    <style:style style:name="P108" style:family="paragraph" style:parent-style-name="Standard">
      <style:paragraph-properties fo:text-align="center" style:justify-single-word="false"/>
      <style:text-properties officeooo:paragraph-rsid="006e805a"/>
    </style:style>
    <style:style style:name="P109" style:family="paragraph" style:parent-style-name="Standard">
      <style:text-properties officeooo:rsid="006cd4b0" officeooo:paragraph-rsid="006cd4b0"/>
    </style:style>
    <style:style style:name="P110" style:family="paragraph" style:parent-style-name="Standard">
      <style:text-properties officeooo:rsid="006fb8e5" officeooo:paragraph-rsid="006fb8e5"/>
    </style:style>
    <style:style style:name="P111" style:family="paragraph" style:parent-style-name="Table_20_Contents">
      <style:paragraph-properties fo:text-align="center" style:justify-single-word="false"/>
      <style:text-properties officeooo:paragraph-rsid="0052e24a"/>
    </style:style>
    <style:style style:name="P112" style:family="paragraph" style:parent-style-name="Table_20_Contents">
      <style:paragraph-properties fo:text-align="center" style:justify-single-word="false"/>
      <style:text-properties officeooo:paragraph-rsid="006ac460"/>
    </style:style>
    <style:style style:name="P113" style:family="paragraph" style:parent-style-name="Table_20_Contents">
      <style:paragraph-properties fo:text-align="center" style:justify-single-word="false"/>
      <style:text-properties officeooo:rsid="002b98aa" officeooo:paragraph-rsid="0052e24a"/>
    </style:style>
    <style:style style:name="P114" style:family="paragraph" style:parent-style-name="Table_20_Contents">
      <style:paragraph-properties fo:text-align="center" style:justify-single-word="false"/>
      <style:text-properties officeooo:rsid="002b98aa" officeooo:paragraph-rsid="006ac460"/>
    </style:style>
    <style:style style:name="P115" style:family="paragraph" style:parent-style-name="Table_20_Contents">
      <style:paragraph-properties fo:text-align="center" style:justify-single-word="false"/>
      <style:text-properties officeooo:rsid="002b98aa" officeooo:paragraph-rsid="006e805a"/>
    </style:style>
    <style:style style:name="P116" style:family="paragraph" style:parent-style-name="Table_20_Contents">
      <style:paragraph-properties fo:text-align="center" style:justify-single-word="false"/>
      <style:text-properties officeooo:rsid="0035c49e" officeooo:paragraph-rsid="0052e24a"/>
    </style:style>
    <style:style style:name="P117" style:family="paragraph" style:parent-style-name="Table_20_Contents">
      <style:paragraph-properties fo:text-align="center" style:justify-single-word="false"/>
      <style:text-properties officeooo:rsid="0035c49e" officeooo:paragraph-rsid="006ac460"/>
    </style:style>
    <style:style style:name="P118" style:family="paragraph" style:parent-style-name="Table_20_Contents">
      <style:paragraph-properties fo:text-align="center" style:justify-single-word="false"/>
      <style:text-properties officeooo:rsid="00327c88" officeooo:paragraph-rsid="0052e24a"/>
    </style:style>
    <style:style style:name="P119" style:family="paragraph" style:parent-style-name="Table_20_Contents">
      <style:paragraph-properties fo:text-align="center" style:justify-single-word="false"/>
      <style:text-properties officeooo:rsid="006ac460" officeooo:paragraph-rsid="006ac460"/>
    </style:style>
    <style:style style:name="P120" style:family="paragraph" style:parent-style-name="Table_20_Contents">
      <style:paragraph-properties fo:text-align="center" style:justify-single-word="false"/>
      <style:text-properties officeooo:rsid="006e805a" officeooo:paragraph-rsid="006e805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bcf0" style:font-weight-asian="normal" style:font-weight-complex="normal"/>
    </style:style>
    <style:style style:name="T3" style:family="text">
      <style:text-properties fo:font-weight="normal" officeooo:rsid="000f0bcd" style:font-weight-asian="normal" style:font-weight-complex="normal"/>
    </style:style>
    <style:style style:name="T4" style:family="text">
      <style:text-properties fo:font-weight="normal" officeooo:rsid="00105d70" style:font-weight-asian="normal" style:font-weight-complex="normal"/>
    </style:style>
    <style:style style:name="T5" style:family="text">
      <style:text-properties fo:font-weight="normal" officeooo:rsid="00114497" style:font-weight-asian="normal" style:font-weight-complex="normal"/>
    </style:style>
    <style:style style:name="T6" style:family="text">
      <style:text-properties fo:font-weight="normal" officeooo:rsid="005cb1bc" style:font-weight-asian="normal" style:font-weight-complex="normal"/>
    </style:style>
    <style:style style:name="T7" style:family="text">
      <style:text-properties fo:font-weight="normal" officeooo:rsid="00680da4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abb3c" style:font-style-asian="normal" style:font-style-complex="normal"/>
    </style:style>
    <style:style style:name="T11" style:family="text">
      <style:text-properties fo:font-style="normal" officeooo:rsid="001e8400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2e38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7fc03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8e5ea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a129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f0bc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abb3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0003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e840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349f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3756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53e5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6c38d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7d3b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7ee0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81ad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e8ac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848c9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a3ca2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a946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ae894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ef0d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6fb4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860b5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9dc7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cb1b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e593b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5fc9fc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615193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6204e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3fa0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66211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6b76db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6cd4b0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6e1169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6e805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fb8e5" style:font-style-asian="normal" style:font-weight-asian="normal" style:font-style-complex="normal" style:font-weight-complex="normal"/>
    </style:style>
    <style:style style:name="T49" style:family="text">
      <style:text-properties officeooo:rsid="001e8400"/>
    </style:style>
    <style:style style:name="T50" style:family="text">
      <style:text-properties officeooo:rsid="0031ff04"/>
    </style:style>
    <style:style style:name="T51" style:family="text">
      <style:text-properties officeooo:rsid="00322a2d"/>
    </style:style>
    <style:style style:name="T52" style:family="text">
      <style:text-properties officeooo:rsid="0035c49e"/>
    </style:style>
    <style:style style:name="T53" style:family="text">
      <style:text-properties officeooo:rsid="00387442"/>
    </style:style>
    <style:style style:name="T54" style:family="text">
      <style:text-properties officeooo:rsid="003a710a"/>
    </style:style>
    <style:style style:name="T55" style:family="text">
      <style:text-properties officeooo:rsid="003bbd7f"/>
    </style:style>
    <style:style style:name="T56" style:family="text">
      <style:text-properties officeooo:rsid="003c8d37"/>
    </style:style>
    <style:style style:name="T57" style:family="text">
      <style:text-properties officeooo:rsid="003cf71a"/>
    </style:style>
    <style:style style:name="T58" style:family="text">
      <style:text-properties officeooo:rsid="003eac5c"/>
    </style:style>
    <style:style style:name="T59" style:family="text">
      <style:text-properties officeooo:rsid="003ef0d5"/>
    </style:style>
    <style:style style:name="T60" style:family="text">
      <style:text-properties officeooo:rsid="00407fe0"/>
    </style:style>
    <style:style style:name="T61" style:family="text">
      <style:text-properties officeooo:rsid="0043203a"/>
    </style:style>
    <style:style style:name="T62" style:family="text">
      <style:text-properties officeooo:rsid="004442d5"/>
    </style:style>
    <style:style style:name="T63" style:family="text">
      <style:text-properties officeooo:rsid="00463443"/>
    </style:style>
    <style:style style:name="T64" style:family="text">
      <style:text-properties officeooo:rsid="0046ac65"/>
    </style:style>
    <style:style style:name="T65" style:family="text">
      <style:text-properties officeooo:rsid="004848c9"/>
    </style:style>
    <style:style style:name="T66" style:family="text">
      <style:text-properties officeooo:rsid="004f5ac2"/>
    </style:style>
    <style:style style:name="T67" style:family="text">
      <style:text-properties officeooo:rsid="002349f0"/>
    </style:style>
    <style:style style:name="T68" style:family="text">
      <style:text-properties officeooo:rsid="0052e24a"/>
    </style:style>
    <style:style style:name="T69" style:family="text">
      <style:text-properties officeooo:rsid="00566548"/>
    </style:style>
    <style:style style:name="T70" style:family="text">
      <style:text-properties officeooo:rsid="005bc362"/>
    </style:style>
    <style:style style:name="T71" style:family="text">
      <style:text-properties officeooo:rsid="005cb1bc"/>
    </style:style>
    <style:style style:name="T72" style:family="text">
      <style:text-properties officeooo:rsid="00615193"/>
    </style:style>
    <style:style style:name="T73" style:family="text">
      <style:text-properties officeooo:rsid="006ac460"/>
    </style:style>
    <style:style style:name="T74" style:family="text">
      <style:text-properties officeooo:rsid="006cd4b0"/>
    </style:style>
    <style:style style:name="T75" style:family="text">
      <style:text-properties officeooo:rsid="006e80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e Thiago Barbato</text:p>
      <text:p text:style-name="P1"/>
      <text:p text:style-name="P22">Relatório da aplicação de manipulação de LR</text:p>
      <text:p text:style-name="P4"/>
      <text:p text:style-name="P5"><text:span text:style-name="T49">1. </text:span>Utilização</text:p>
      <text:p text:style-name="P6"><text:tab/>A aplicação foi desenvolvida utilizando JavaScript para a parte lógica e HTML/CSS para a interface gráfica. Para executar a aplicação, basta abrir o arquivo “index.html” no navegador.</text:p>
      <text:p text:style-name="P2"><text:span text:style-name="T1"><text:tab/>A utilização é bem simples. Todas as funcionalidades do programa são acessíveis através da barra lateral à esquerda, enquanto que na seção principal os autômatos gerados são exibidos em forma de tabela de transição. </text:span><text:span text:style-name="T2">A barra lateral é composta de:</text:span></text:p>
      <text:list xml:id="list6657407313500748285" text:style-name="L1">
        <text:list-item>
          <text:p text:style-name="P56">Botões “open” e “save”: para leitura e gravação em disco, respectivamente, da workspace, isto é, do conjunto de expressões regulares e autômatos que estão sendo exibidos.</text:p>
        </text:list-item>
        <text:list-item>
          <text:p text:style-name="P57">Campo de texto e botão “Add”:para adicionar expressões regulares ao workspace. A tecla “enter” também pode ser utilizada ao invés do botão “Add”. Se a expressão digitada for válida, ela será adicionada à lista de expressões e seu autômato finito determinístico correspondente será exibido na seção principal. Caso ela seja inválida, um erro será exibido.</text:p>
        </text:list-item>
        <text:list-item>
          <text:p text:style-name="P58"><text:span text:style-name="T1">Lista de expressões regulares: uma lista com todas as ER presentes no workspace, </text:span><text:span text:style-name="T4">juntamente com uma checkbox para cada uma</text:span><text:span text:style-name="T1">. </text:span><text:span text:style-name="T4">A checkbox é utilizada para seleção de expressões, possibilitando deleção (para qualquer quantidade positiva de expressões), minimização (para uma expressão de cada vez), interse</text:span><text:span text:style-name="T5">c</text:span><text:span text:style-name="T4">ção (para duas expressões) e teste de equivalência (para duas expressões). Além disso, a</text:span><text:span text:style-name="T3"> forma como cada </text:span><text:span text:style-name="T5">ER</text:span><text:span text:style-name="T3"> é mostrada depende de como foi adicionada:</text:span></text:p>
          <text:list>
            <text:list-item>
              <text:p text:style-name="P58"><text:span text:style-name="T1">Para </text:span><text:span text:style-name="T3">ER's</text:span><text:span text:style-name="T1"> </text:span><text:span text:style-name="T3">digitadas pelo usuário, a ER é mostrada do jeito que foi digitada.</text:span></text:p>
            </text:list-item>
            <text:list-item>
              <text:p text:style-name="P59"><text:span text:style-name="T1">Para ER's geradas a partir de uma minimização, é mostrado “[MIN] </text:span><text:span text:style-name="T8">expr</text:span><text:span text:style-name="T12">”, onde </text:span><text:span text:style-name="T8">expr</text:span><text:span text:style-name="T12"> é a ER cujo autômato foi minimizado.</text:span></text:p>
            </text:list-item>
            <text:list-item>
              <text:p text:style-name="P59"><text:span text:style-name="T12">Para ER's geradas a partir de uma intersecção, é mostrado “[∩] </text:span><text:span text:style-name="T8">expr1</text:span><text:span text:style-name="T12">, </text:span><text:span text:style-name="T8">expr2</text:span><text:span text:style-name="T12">” onde </text:span><text:span text:style-name="T8">expr1</text:span><text:span text:style-name="T12"> e </text:span><text:span text:style-name="T8">expr2</text:span><text:span text:style-name="T12"> são as ER's cuja intersecção foi calculada.</text:span></text:p>
            </text:list-item>
            <text:list-item>
              <text:p text:style-name="P60"><text:span text:style-name="T12">Para ER's geradas a partir de um complemento (a partir de um </text:span><text:span text:style-name="T13">teste</text:span><text:span text:style-name="T12"> de equivalência), é mostrado “[NOT] </text:span><text:span text:style-name="T8">expr</text:span><text:span text:style-name="T12">”, onde </text:span><text:span text:style-name="T8">expr</text:span><text:span text:style-name="T12"> é a ER cujo autômato foi complementado.</text:span></text:p>
            </text:list-item>
          </text:list>
        </text:list-item>
        <text:list-item>
          <text:p text:style-name="P64">Botão de deleção: só é visível se pelo menos uma expressão estiver selecionada. Remove todas as ER's selecionadas do workspace, assim como seus respectivos autômatos.</text:p>
        </text:list-item>
        <text:list-item>
          <text:p text:style-name="P61"><text:span text:style-name="T12">Botão de minimização: só é visível se exatamente uma expressão estiver selecionada. </text:span><text:span text:style-name="T14">Se a </text:span><text:span text:style-name="T15">ER</text:span><text:span text:style-name="T14"> selecionada possuir o prefixo [MIN], é exibido um erro dizendo que </text:span><text:span text:style-name="T15">ela</text:span><text:span text:style-name="T14"> já está minimizada. Caso contrário, a forma minimizada da </text:span><text:span text:style-name="T15">ER</text:span><text:span text:style-name="T14"> selecionada é adicionada ao workspace. </text:span><text:span text:style-name="T15">O algoritmo de minimização utilizado será explicado mais adiante.</text:span></text:p>
        </text:list-item>
        <text:list-item>
          <text:p text:style-name="P62"><text:span text:style-name="T14">B</text:span><text:span text:style-name="T12">otão de intersecção: só é visível se exatamente duas expressões estiverem selecionadas. A intersecção das ER's selecionadas é adicionada ao workspace. O algoritmo de intersecção utilizado será explicado mais adiante.</text:span></text:p>
        </text:list-item>
        <text:list-item>
          <text:p text:style-name="P62"><text:span text:style-name="T12">Botão de teste de equivalência: só é visível se exatamente duas expressões estiverem selecionadas. </text:span><text:span text:style-name="T16">Quatro autômatos são adicionados ao workspace (M1 representa o autômato da primeira ER e M2 o autômato da segunda):</text:span></text:p>
          <text:list>
            <text:list-item>
              <text:p text:style-name="P65">Complemento de M1, isto é, ¬M1</text:p>
            </text:list-item>
            <text:list-item>
              <text:p text:style-name="P65">Complemento de M2, isto é, ¬M2</text:p>
            </text:list-item>
            <text:list-item>
              <text:p text:style-name="P63"><text:span text:style-name="T12">Resultado da operação M1</text:span><text:span text:style-name="T17">∩</text:span><text:span text:style-name="T12">¬M2</text:span></text:p>
            </text:list-item>
            <text:list-item>
              <text:p text:style-name="P63"><text:span text:style-name="T12">Resultado da operação M2</text:span><text:span text:style-name="T17">∩</text:span><text:span text:style-name="T12">¬M1</text:span></text:p>
            </text:list-item>
          </text:list>
        </text:list-item>
      </text:list>
      <text:p text:style-name="P3"><text:span text:style-name="T12"><text:tab/></text:span><text:span text:style-name="T18">Além disso, o resultado do teste (se são equivalentes ou não) é exibido embaixo do botão de teste de equivalência.</text:span></text:p>
      <text:p text:style-name="P7"><text:soft-page-break/></text:p>
      <text:p text:style-name="P5"><text:span text:style-name="T11">2. </text:span><text:span text:style-name="T10">A</text:span><text:span text:style-name="T9">lgoritmos utilizados</text:span></text:p>
      <text:p text:style-name="P20"/>
      <text:p text:style-name="P21">2.1. Minimização</text:p>
      <text:p text:style-name="P23"><text:span text:style-name="T20"><text:tab/>Para a minimização de </text:span><text:span text:style-name="T43">AFD's</text:span><text:span text:style-name="T20">, </text:span><text:span text:style-name="T19">inicialmente os estados inúteis são removidos utilizando o algoritmo padrão mostrado em aula, isto é:</text:span></text:p>
      <text:list xml:id="list7681394333219005753" text:style-name="L2">
        <text:list-item>
          <text:p text:style-name="P66">Remover os estados mortos</text:p>
          <text:list>
            <text:list-item>
              <text:p text:style-name="P66">Para todo estado q do autômato:</text:p>
              <text:list>
                <text:list-item>
                  <text:p text:style-name="P66">Se nenhum estado aceitador é alcançável a partir de q:</text:p>
                  <text:list>
                    <text:list-item>
                      <text:p text:style-name="P66">Remova q do autômato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Remover os estados inacessíveis</text:p>
          <text:list>
            <text:list-item>
              <text:p text:style-name="P66">Construa A = {q | q é um estado alcançável a partir de q0}</text:p>
            </text:list-item>
            <text:list-item>
              <text:p text:style-name="P66">Para todo estado q do autômato:</text:p>
              <text:list>
                <text:list-item>
                  <text:p text:style-name="P66">Se q não pertence a A:</text:p>
                  <text:list>
                    <text:list-item>
                      <text:p text:style-name="P66">Remova q do autômato.</text:p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T27">A seguir, os estados equivalentes são removidos. </text:span><text:span text:style-name="T12">Para </text:span><text:span text:style-name="T27">fazer isso</text:span><text:span text:style-name="T12">, inicialmente são calculadas as partições de equivalência utilizando o algoritmo de Hopcroft. </text:span><text:span text:style-name="T21">Esse algoritmo </text:span><text:span text:style-name="T23">é apresentado a seguir</text:span><text:span text:style-name="T21">:</text:span></text:p>
      <text:list xml:id="list8786370618632035838" text:style-name="L3">
        <text:list-item>
          <text:p text:style-name="P87"><text:span text:style-name="T21">Entrada: um </text:span><text:span text:style-name="T37">AFD</text:span><text:span text:style-name="T21"> M(K, </text:span><text:span text:style-name="T12">Σ</text:span><text:span text:style-name="T21">, δ, q0, F)</text:span></text:p>
        </text:list-item>
        <text:list-item>
          <text:p text:style-name="P93"><text:span text:style-name="T21">S</text:span><text:span text:style-name="T12">aída: conjunto P contendo as partições de equivalência de M</text:span></text:p>
        </text:list-item>
        <text:list-item>
          <text:p text:style-name="P67">Método:</text:p>
          <text:list>
            <text:list-item>
              <text:p text:style-name="P67">Seja P = {F, K – F}</text:p>
            </text:list-item>
            <text:list-item>
              <text:p text:style-name="P67">Seja W = {F}</text:p>
            </text:list-item>
            <text:list-item>
              <text:p text:style-name="P67">Enquanto W não está vazio:</text:p>
              <text:list>
                <text:list-item>
                  <text:p text:style-name="P88"><text:span text:style-name="T21">Seja A </text:span><text:span text:style-name="T12">∈</text:span><text:span text:style-name="T21"> W</text:span></text:p>
                </text:list-item>
                <text:list-item>
                  <text:p text:style-name="P94"><text:span text:style-name="T21">R</text:span><text:span text:style-name="T12">emova A de W</text:span></text:p>
                </text:list-item>
                <text:list-item>
                  <text:p text:style-name="P88"><text:span text:style-name="T21">Para cada c </text:span><text:span text:style-name="T12">∈</text:span><text:span text:style-name="T21"> Σ:</text:span></text:p>
                  <text:list>
                    <text:list-item>
                      <text:p text:style-name="P88"><text:span text:style-name="T21">Seja X = {q | q </text:span><text:span text:style-name="T12">∈</text:span><text:span text:style-name="T21"> K e δ(q, c) ∈ </text:span><text:span text:style-name="T22">A</text:span><text:span text:style-name="T21">}</text:span></text:p>
                    </text:list-item>
                    <text:list-item>
                      <text:p text:style-name="P88"><text:span text:style-name="T21">P</text:span><text:span text:style-name="T22">ara cada Y </text:span><text:span text:style-name="T12">∈</text:span><text:span text:style-name="T22"> P:</text:span></text:p>
                      <text:list>
                        <text:list-item>
                          <text:p text:style-name="P69">Sejam I = X∩Y e D = Y–X</text:p>
                        </text:list-item>
                        <text:list-item>
                          <text:p text:style-name="P69">Se |I| &gt; 0 e |D| &gt; 0:</text:p>
                          <text:list>
                            <text:list-item>
                              <text:p text:style-name="P70">Substitua Y em P por I e D</text:p>
                            </text:list-item>
                            <text:list-item>
                              <text:p text:style-name="P69">Se Y ∈ W:</text:p>
                              <text:list>
                                <text:list-item>
                                  <text:p text:style-name="P69">Substitua Y em W por I e D</text:p>
                                </text:list-item>
                              </text:list>
                            </text:list-item>
                            <text:list-item>
                              <text:p text:style-name="P69">Senão:</text:p>
                              <text:list>
                                <text:list-item>
                                  <text:p text:style-name="P69">Se |I| &lt;= |D|:</text:p>
                                  <text:list>
                                    <text:list-item>
                                      <text:p text:style-name="P69">Adicione I a W</text:p>
                                    </text:list-item>
                                  </text:list>
                                </text:list-item>
                                <text:list-item>
                                  <text:p text:style-name="P69">Senão:</text:p>
                                  <text:list>
                                    <text:list-item>
                                      <text:p text:style-name="P69">Adicione D a W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25"><text:span text:style-name="T12"><text:tab/></text:span><text:span text:style-name="T24">Assim, o seguinte algoritmo é utilizado para remover partições equivalentes:</text:span></text:p>
      <text:list xml:id="list5112481824424493614" text:style-name="L4">
        <text:list-item>
          <text:p text:style-name="P95"><text:span text:style-name="T12">Entrada: um </text:span><text:span text:style-name="T37">AFD</text:span><text:span text:style-name="T12"> M</text:span><text:span text:style-name="T21">(K, </text:span><text:span text:style-name="T12">Σ</text:span><text:span text:style-name="T21">, δ, q0, F)</text:span></text:p>
        </text:list-item>
        <text:list-item>
          <text:p text:style-name="P95"><text:span text:style-name="T21">S</text:span><text:span text:style-name="T12">aída: um </text:span><text:span text:style-name="T37">AFD</text:span><text:span text:style-name="T12"> M'</text:span><text:span text:style-name="T21">(K</text:span><text:span text:style-name="T12">'</text:span><text:span text:style-name="T21">, </text:span><text:span text:style-name="T12">Σ</text:span><text:span text:style-name="T21">, δ</text:span><text:span text:style-name="T12">'</text:span><text:span text:style-name="T21">, q0, F</text:span><text:span text:style-name="T12">'</text:span><text:span text:style-name="T21">) </text:span><text:span text:style-name="T26">| T(M') = T(M) e M' não possui estados equivalentes</text:span></text:p>
        </text:list-item>
        <text:list-item>
          <text:p text:style-name="P95"><text:span text:style-name="T21">M</text:span><text:span text:style-name="T12">étodo:</text:span></text:p>
          <text:list>
            <text:list-item>
              <text:p text:style-name="P95"><text:span text:style-name="T12">Explicite o estado de erro </text:span><text:span text:style-name="T25">de M</text:span><text:span text:style-name="T12">.</text:span></text:p>
            </text:list-item>
            <text:list-item>
              <text:p text:style-name="P71">Seja P o conjunto de partições de equivalência de M, obtidas aplicando o algoritmo acima.</text:p>
            </text:list-item>
            <text:list-item>
              <text:p text:style-name="P71">Para cada p ∈ P:</text:p>
              <text:list>
                <text:list-item>
                  <text:p text:style-name="P71"><text:soft-page-break/>Enquanto |p| &gt; 1:</text:p>
                  <text:list>
                    <text:list-item>
                      <text:p text:style-name="P71">Seja q ∈ p tal que q não seja q0</text:p>
                    </text:list-item>
                    <text:list-item>
                      <text:p text:style-name="P71">Remova q do autômato, <text:span text:style-name="T66">substituindo as transições que vão para ele por transições que vão para outro estado em p</text:span>.</text:p>
                    </text:list-item>
                  </text:list>
                </text:list-item>
              </text:list>
            </text:list-item>
            <text:list-item>
              <text:p text:style-name="P74">Remova o estado de erro de M, indefinindo todas as transições que levam a ele.</text:p>
            </text:list-item>
          </text:list>
        </text:list-item>
      </text:list>
      <text:p text:style-name="P9"/>
      <text:p text:style-name="P11">A etapa “Explicite o estado de erro de M” significa substituir transições indefinidas por transições para um estado de erro φ.</text:p>
      <text:p text:style-name="P11"/>
      <text:p text:style-name="P26"><text:span text:style-name="T12">Como exemplo, considere o seguinte autômato </text:span><text:span text:style-name="T28">M, </text:span><text:span text:style-name="T34">que já não possui estados </text:span><text:span text:style-name="T35">mortos </text:span><text:span text:style-name="T36">nem</text:span><text:span text:style-name="T35"> inacessíveis</text:span><text:span text:style-name="T12">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07"><text:span text:style-name="T21">δ</text:span></text:p>
          </table:table-cell>
          <table:table-cell table:style-name="Table1.A1" office:value-type="string">
            <text:p text:style-name="P49">a</text:p>
          </table:table-cell>
          <table:table-cell table:style-name="Table1.C1" office:value-type="string">
            <text:p text:style-name="P49">b</text:p>
          </table:table-cell>
        </table:table-row>
        <table:table-row>
          <table:table-cell table:style-name="Table1.A2" office:value-type="string">
            <text:p text:style-name="P49">→<text:span text:style-name="T52">q0</text:span></text:p>
          </table:table-cell>
          <table:table-cell table:style-name="Table1.A2" office:value-type="string">
            <text:p text:style-name="P55">q1</text:p>
          </table:table-cell>
          <table:table-cell table:style-name="Table1.C2" office:value-type="string">
            <text:p text:style-name="P55">q2</text:p>
          </table:table-cell>
        </table:table-row>
        <table:table-row>
          <table:table-cell table:style-name="Table1.A2" office:value-type="string">
            <text:p text:style-name="P51">*<text:span text:style-name="T52">q1</text:span></text:p>
          </table:table-cell>
          <table:table-cell table:style-name="Table1.A2" office:value-type="string">
            <text:p text:style-name="P55">q2</text:p>
          </table:table-cell>
          <table:table-cell table:style-name="Table1.C2" office:value-type="string">
            <text:p text:style-name="P55">q3</text:p>
          </table:table-cell>
        </table:table-row>
        <table:table-row>
          <table:table-cell table:style-name="Table1.A2" office:value-type="string">
            <text:p text:style-name="P47">*<text:span text:style-name="T52">q2</text:span></text:p>
          </table:table-cell>
          <table:table-cell table:style-name="Table1.A2" office:value-type="string">
            <text:p text:style-name="P55">q1</text:p>
          </table:table-cell>
          <table:table-cell table:style-name="Table1.C2" office:value-type="string">
            <text:p text:style-name="P55">q3</text:p>
          </table:table-cell>
        </table:table-row>
        <table:table-row>
          <table:table-cell table:style-name="Table1.A2" office:value-type="string">
            <text:p text:style-name="P55">q3</text:p>
          </table:table-cell>
          <table:table-cell table:style-name="Table1.A2" office:value-type="string">
            <text:p text:style-name="P55">q0</text:p>
          </table:table-cell>
          <table:table-cell table:style-name="Table1.C2" office:value-type="string">
            <text:p text:style-name="P54">-</text:p>
          </table:table-cell>
        </table:table-row>
      </table:table>
      <text:p text:style-name="P14"/>
      <text:p text:style-name="P15">Inicialmente, o estado de erro de M deve ser explicitado:</text:p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107"><text:span text:style-name="T21">δ</text:span></text:p>
          </table:table-cell>
          <table:table-cell table:style-name="Table2.A1" office:value-type="string">
            <text:p text:style-name="P50">a</text:p>
          </table:table-cell>
          <table:table-cell table:style-name="Table2.C1" office:value-type="string">
            <text:p text:style-name="P50">b</text:p>
          </table:table-cell>
        </table:table-row>
        <table:table-row>
          <table:table-cell table:style-name="Table2.A2" office:value-type="string">
            <text:p text:style-name="P50">→<text:span text:style-name="T51">q0</text:span></text:p>
          </table:table-cell>
          <table:table-cell table:style-name="Table2.A2" office:value-type="string">
            <text:p text:style-name="P53">q1</text:p>
          </table:table-cell>
          <table:table-cell table:style-name="Table2.C2" office:value-type="string">
            <text:p text:style-name="P53">q2</text:p>
          </table:table-cell>
        </table:table-row>
        <table:table-row>
          <table:table-cell table:style-name="Table2.A2" office:value-type="string">
            <text:p text:style-name="P52">*<text:span text:style-name="T51">q1</text:span></text:p>
          </table:table-cell>
          <table:table-cell table:style-name="Table2.A2" office:value-type="string">
            <text:p text:style-name="P53">q2</text:p>
          </table:table-cell>
          <table:table-cell table:style-name="Table2.C2" office:value-type="string">
            <text:p text:style-name="P16">q3</text:p>
          </table:table-cell>
        </table:table-row>
        <table:table-row>
          <table:table-cell table:style-name="Table2.A2" office:value-type="string">
            <text:p text:style-name="P48">*<text:span text:style-name="T51">q2</text:span></text:p>
          </table:table-cell>
          <table:table-cell table:style-name="Table2.A2" office:value-type="string">
            <text:p text:style-name="P53">q1</text:p>
          </table:table-cell>
          <table:table-cell table:style-name="Table2.C2" office:value-type="string">
            <text:p text:style-name="P16">q3</text:p>
          </table:table-cell>
        </table:table-row>
        <table:table-row>
          <table:table-cell table:style-name="Table2.A2" office:value-type="string">
            <text:p text:style-name="P55">q3</text:p>
          </table:table-cell>
          <table:table-cell table:style-name="Table2.A2" office:value-type="string">
            <text:p text:style-name="P55">q0</text:p>
          </table:table-cell>
          <table:table-cell table:style-name="Table2.C2" office:value-type="string">
            <text:p text:style-name="P12">φ</text:p>
          </table:table-cell>
        </table:table-row>
        <table:table-row>
          <table:table-cell table:style-name="Table2.A2" office:value-type="string">
            <text:p text:style-name="P13">φ</text:p>
          </table:table-cell>
          <table:table-cell table:style-name="Table2.A2" office:value-type="string">
            <text:p text:style-name="P13">φ</text:p>
          </table:table-cell>
          <table:table-cell table:style-name="Table2.C2" office:value-type="string">
            <text:p text:style-name="P13">φ</text:p>
          </table:table-cell>
        </table:table-row>
      </table:table>
      <text:p text:style-name="P27"/>
      <text:p text:style-name="P28">A seguir, o conjunto P de partições de equivalência de M deve ser calculado. <text:span text:style-name="T50">Inicialmente, temos:</text:span></text:p>
      <text:p text:style-name="P33">P = {{q1, q2}, {q0, q3, <text:span text:style-name="T25">φ</text:span>}}</text:p>
      <text:p text:style-name="P32">W = {{q1, q2}}</text:p>
      <text:p text:style-name="P29">W não está vazio, então continuamos:</text:p>
      <text:p text:style-name="P29"><text:tab/>A = {<text:span text:style-name="T53">q1, q2</text:span>}</text:p>
      <text:p text:style-name="P29"><text:tab/><text:span text:style-name="T60">W = {}</text:span></text:p>
      <text:p text:style-name="P30"><text:tab/>c = a:</text:p>
      <text:p text:style-name="P30"><text:tab/><text:tab/><text:span text:style-name="T54">X = {q0, q1, q2}</text:span></text:p>
      <text:p text:style-name="P30"><text:tab/><text:tab/><text:span text:style-name="T55">Y = {q1, q2}:</text:span></text:p>
      <text:p text:style-name="P30"><text:tab/><text:tab/><text:tab/><text:span text:style-name="T56">I = {q1, q2}</text:span></text:p>
      <text:p text:style-name="P30"><text:tab/><text:tab/><text:tab/><text:span text:style-name="T56">D = {}</text:span></text:p>
      <text:p text:style-name="P30"><text:tab/><text:tab/><text:tab/><text:span text:style-name="T57">Como |D| = 0, pulamos a iteração.</text:span></text:p>
      <text:p text:style-name="P31"><text:tab/><text:tab/><text:span text:style-name="T58">Y = {q0, q3, </text:span><text:span text:style-name="T25">φ</text:span><text:span text:style-name="T58">}</text:span></text:p>
      <text:p text:style-name="P30"><text:tab/><text:tab/><text:tab/><text:span text:style-name="T58">I = {q0}</text:span></text:p>
      <text:p text:style-name="P31"><text:tab/><text:tab/><text:tab/><text:span text:style-name="T58">D = {q3, </text:span><text:span text:style-name="T25">φ</text:span><text:span text:style-name="T58">}</text:span></text:p>
      <text:p text:style-name="P30"><text:tab/><text:tab/><text:tab/><text:span text:style-name="T59">Como |I| &gt; 0 e |D| &gt; 0, continuamos:</text:span></text:p>
      <text:p text:style-name="P31"><text:tab/><text:tab/><text:tab/><text:tab/><text:span text:style-name="T59">P = {{q1, q2}, {q0}, {q3, </text:span><text:span text:style-name="T25">φ</text:span><text:span text:style-name="T59">}}</text:span></text:p>
      <text:p text:style-name="P34"><text:span text:style-name="T53"><text:tab/><text:tab/><text:tab/><text:tab/>Como Y </text:span>∉ <text:span text:style-name="T60">W e |I| &lt;= |D|:</text:span></text:p>
      <text:p text:style-name="P35"><text:tab/><text:tab/><text:tab/><text:tab/><text:tab/><text:span text:style-name="T60">W = {{q0}}</text:span></text:p>
      <text:p text:style-name="P35"/>
      <text:p text:style-name="P35"><text:soft-page-break/><text:tab/><text:span text:style-name="T60">c = b:</text:span></text:p>
      <text:p text:style-name="P35"><text:tab/><text:tab/><text:span text:style-name="T60">X = {q0}</text:span></text:p>
      <text:p text:style-name="P35"><text:tab/><text:tab/><text:span text:style-name="T60">Y = {q1, q2}:</text:span></text:p>
      <text:p text:style-name="P35"><text:tab/><text:tab/><text:tab/><text:span text:style-name="T60">I = {}</text:span></text:p>
      <text:p text:style-name="P35"><text:tab/><text:tab/><text:tab/><text:span text:style-name="T60">D = {q1, q2}</text:span></text:p>
      <text:p text:style-name="P35"><text:tab/><text:tab/><text:tab/><text:span text:style-name="T60">Como |I| = 0, pulamos a iteração.</text:span></text:p>
      <text:p text:style-name="P35"><text:tab/><text:tab/><text:span text:style-name="T60">Y = {q0}:</text:span></text:p>
      <text:p text:style-name="P35"><text:tab/><text:tab/><text:tab/><text:span text:style-name="T60">I = {q0}</text:span></text:p>
      <text:p text:style-name="P35"><text:tab/><text:tab/><text:tab/><text:span text:style-name="T60">D = {}</text:span></text:p>
      <text:p text:style-name="P35"><text:tab/><text:tab/><text:tab/><text:span text:style-name="T60">Como |D| = 0, pulamos a iteração.</text:span></text:p>
      <text:p text:style-name="P36"><text:tab/><text:tab/><text:span text:style-name="T60">Y = {q3, </text:span><text:span text:style-name="T25">φ</text:span><text:span text:style-name="T60">}:</text:span></text:p>
      <text:p text:style-name="P35"><text:tab/><text:tab/><text:tab/><text:span text:style-name="T60">I = {}</text:span></text:p>
      <text:p text:style-name="P36"><text:tab/><text:tab/><text:tab/><text:span text:style-name="T60">D = {q3, </text:span><text:span text:style-name="T25">φ</text:span><text:span text:style-name="T60">}</text:span></text:p>
      <text:p text:style-name="P35"><text:tab/><text:tab/><text:tab/><text:span text:style-name="T60">Como |I| = 0, pulamos a iteração.</text:span></text:p>
      <text:p text:style-name="P37">W ainda não está vazio (pois W = {{q0}}), então continuamos:</text:p>
      <text:p text:style-name="P37"><text:tab/>A = {q0}</text:p>
      <text:p text:style-name="P37"><text:tab/>W = {}</text:p>
      <text:p text:style-name="P37"><text:tab/>c = a:</text:p>
      <text:p text:style-name="P37"><text:tab/><text:tab/>X = {q3}</text:p>
      <text:p text:style-name="P37"><text:tab/><text:tab/>Y = {q1, q2}:</text:p>
      <text:p text:style-name="P37"><text:tab/><text:tab/><text:tab/>I = {}</text:p>
      <text:p text:style-name="P37"><text:tab/><text:tab/><text:tab/>D = {q1, q2}</text:p>
      <text:p text:style-name="P37"><text:tab/><text:tab/><text:tab/>Como |I| = 0, pulamos a iteração.</text:p>
      <text:p text:style-name="P37"><text:tab/><text:tab/>Y = {q0}:</text:p>
      <text:p text:style-name="P37"><text:tab/><text:tab/><text:tab/>I = {}</text:p>
      <text:p text:style-name="P37"><text:tab/><text:tab/><text:tab/>D = {q0}</text:p>
      <text:p text:style-name="P37"><text:tab/><text:tab/><text:tab/>Como |I| = 0, pulamos a iteração.</text:p>
      <text:p text:style-name="P38"><text:tab/><text:tab/><text:span text:style-name="T61">Y = {q3, </text:span><text:span text:style-name="T25">φ</text:span><text:span text:style-name="T61">}:</text:span></text:p>
      <text:p text:style-name="P38"><text:tab/><text:tab/><text:tab/><text:span text:style-name="T61">I = {q3}</text:span></text:p>
      <text:p text:style-name="P38"><text:tab/><text:tab/><text:tab/><text:span text:style-name="T61">D = {</text:span><text:span text:style-name="T25">φ</text:span><text:span text:style-name="T61">}</text:span></text:p>
      <text:p text:style-name="P38"><text:tab/><text:tab/><text:tab/><text:span text:style-name="T62">Como |I| &gt; 0 e |D| &gt; 0, continuamos:</text:span></text:p>
      <text:p text:style-name="P39"><text:tab/><text:tab/><text:tab/><text:tab/><text:span text:style-name="T59">P = {{q1, q2}, {q0}, {q3}, {</text:span><text:span text:style-name="T25">φ</text:span><text:span text:style-name="T59">}}</text:span></text:p>
      <text:p text:style-name="P40"><text:span text:style-name="T53"><text:tab/><text:tab/><text:tab/><text:tab/>Como Y </text:span>∉ <text:span text:style-name="T60">W e |I| &lt;= |D|:</text:span></text:p>
      <text:p text:style-name="P40"><text:tab/><text:tab/><text:tab/><text:tab/><text:tab/><text:span text:style-name="T60">W = {{q3}}</text:span></text:p>
      <text:p text:style-name="P40"><text:tab/><text:span text:style-name="T63">c = b:</text:span></text:p>
      <text:p text:style-name="P40"><text:tab/><text:tab/><text:span text:style-name="T64">X = {}</text:span></text:p>
      <text:p text:style-name="P41"><text:tab/><text:tab/><text:span text:style-name="T65">Todas as iterações de Y serão puladas pois </text:span><text:span text:style-name="T22">X∩Y </text:span><text:span text:style-name="T29">será sempre o conjunto vazio.</text:span></text:p>
      <text:p text:style-name="P77"/>
      <text:p text:style-name="P77">W ainda não está vazio (pois W = {{q3}}), então continuamos:</text:p>
      <text:p text:style-name="P42"><text:span text:style-name="T12"><text:tab/></text:span><text:span text:style-name="T30">A = {q3}</text:span></text:p>
      <text:p text:style-name="P78"><text:tab/>W = {}</text:p>
      <text:p text:style-name="P78"><text:tab/>c = a:</text:p>
      <text:p text:style-name="P78"><text:tab/><text:tab/>X = {}</text:p>
      <text:p text:style-name="P43"><text:span text:style-name="T30"><text:tab/><text:tab/></text:span><text:span text:style-name="T12">Todas as iterações de Y serão puladas pois </text:span><text:span text:style-name="T22">X∩Y </text:span><text:span text:style-name="T12">será sempre o conjunto vazio.</text:span></text:p>
      <text:p text:style-name="P43"><text:span text:style-name="T12"><text:tab/></text:span><text:span text:style-name="T31">c = b:</text:span></text:p>
      <text:p text:style-name="P43"><text:span text:style-name="T31"><text:tab/><text:tab/></text:span><text:span text:style-name="T32">X = {q1, q2}</text:span></text:p>
      <text:p text:style-name="P79"><text:tab/><text:tab/>Y = {q1, q2}:</text:p>
      <text:p text:style-name="P79"><text:tab/><text:tab/><text:tab/>I = {q1, q2}</text:p>
      <text:p text:style-name="P79"><text:tab/><text:tab/><text:tab/>D = {}</text:p>
      <text:p text:style-name="P79"><text:soft-page-break/><text:tab/><text:tab/><text:tab/>Como |D| = 0, pulamos a iteração.</text:p>
      <text:p text:style-name="P79"><text:tab/><text:tab/>Y = {q0}:</text:p>
      <text:p text:style-name="P79"><text:tab/><text:tab/><text:tab/>I = {}</text:p>
      <text:p text:style-name="P79"><text:tab/><text:tab/><text:tab/>D = {q0}</text:p>
      <text:p text:style-name="P79"><text:tab/><text:tab/><text:tab/>Como |I| = 0, pulamos a iteração.</text:p>
      <text:p text:style-name="P79"><text:tab/><text:tab/>Y = {q3}:</text:p>
      <text:p text:style-name="P79"><text:tab/><text:tab/><text:tab/>I = {}</text:p>
      <text:p text:style-name="P79"><text:tab/><text:tab/><text:tab/>D = {q3}</text:p>
      <text:p text:style-name="P79"><text:tab/><text:tab/><text:tab/>Como |D| = 0, pulamos a iteração.</text:p>
      <text:p text:style-name="P44"><text:span text:style-name="T32"><text:tab/><text:tab/>Y = {</text:span><text:span text:style-name="T25">φ</text:span><text:span text:style-name="T32">}:</text:span></text:p>
      <text:p text:style-name="P80"><text:tab/><text:tab/><text:tab/>I = {}</text:p>
      <text:p text:style-name="P44"><text:span text:style-name="T32"><text:tab/><text:tab/><text:tab/>D = {</text:span><text:span text:style-name="T25">φ</text:span><text:span text:style-name="T32">}</text:span></text:p>
      <text:p text:style-name="P80"><text:tab/><text:tab/><text:tab/>Como |I| = 0, pulamos a iteração.</text:p>
      <text:p text:style-name="P80"/>
      <text:p text:style-name="P80">W está vazio, então terminamos. O conjunto de partições de equivalência de M é:</text:p>
      <text:p text:style-name="P45"><text:span text:style-name="T12"><text:tab/></text:span><text:span text:style-name="T33">P = {{q1, q2}, {q0}, {q3}, {</text:span><text:span text:style-name="T25">φ</text:span><text:span text:style-name="T33">}}</text:span></text:p>
      <text:p text:style-name="P81"/>
      <text:p text:style-name="P46">Agora, continuando <text:span text:style-name="T68">o </text:span>algoritmo principal, <text:span text:style-name="T68">cuja parte restante é </text:span>relembrad<text:span text:style-name="T68">a</text:span> aqui:</text:p>
      <text:list xml:id="list193713699386900" text:continue-numbering="true" text:style-name="L4">
        <text:list-item>
          <text:p text:style-name="P72">Para cada p ∈ P:</text:p>
          <text:list>
            <text:list-item>
              <text:p text:style-name="P72">Enquanto |p| &gt; 1:</text:p>
              <text:list>
                <text:list-item>
                  <text:p text:style-name="P72">Seja q ∈ p tal que q não seja q0</text:p>
                  <text:list>
                    <text:list-item>
                      <text:p text:style-name="P73">Remova q do autômato, <text:span text:style-name="T66">substituindo as transições que vão para ele por transições que vão para outro estado em p</text:span>.</text:p>
                    </text:list-item>
                  </text:list>
                </text:list-item>
              </text:list>
            </text:list-item>
            <text:list-item>
              <text:p text:style-name="P75">Remova o estado de erro de M, indefinindo todas as transições que levam a ele.</text:p>
            </text:list-item>
          </text:list>
        </text:list-item>
      </text:list>
      <text:p text:style-name="P10"/>
      <text:p text:style-name="P17">Temos:</text:p>
      <text:p text:style-name="P17"><text:tab/>p = {q1, q2}:</text:p>
      <text:p text:style-name="P17"><text:tab/><text:tab/>Como |p| &gt; 1, continuamos:</text:p>
      <text:p text:style-name="P17"><text:tab/><text:tab/><text:tab/>q = {q1}</text:p>
      <text:p text:style-name="P17"><text:tab/><text:tab/><text:tab/>O estado q1 é removido do autômato, <text:span text:style-name="T66">substituindo as seguintes transições:</text:span></text:p>
      <text:p text:style-name="P18"><text:tab/><text:tab/><text:tab/><text:tab/> <text:span text:style-name="T67">δ(q0, a) = q1</text:span></text:p>
      <text:p text:style-name="P18"><text:tab/><text:tab/><text:tab/><text:tab/> <text:span text:style-name="T67">δ(q2, a) = q1</text:span></text:p>
      <text:p text:style-name="P18"><text:tab/><text:tab/><text:tab/><text:span text:style-name="T66">Pelas seguintes transições:</text:span></text:p>
      <text:p text:style-name="P18"><text:tab/><text:tab/><text:tab/><text:tab/> <text:span text:style-name="T67">δ(q0, a) = q2</text:span></text:p>
      <text:p text:style-name="P18"><text:tab/><text:tab/><text:tab/><text:tab/> <text:span text:style-name="T67">δ(q2, a) = q2</text:span></text:p>
      <text:p text:style-name="P18"><text:tab/><text:tab/><text:span text:style-name="T66">Como |p| = 1, encerramos o loop.</text:span></text:p>
      <text:p text:style-name="P18"><text:tab/><text:span text:style-name="T66">p = {q0}:</text:span></text:p>
      <text:p text:style-name="P18"><text:tab/><text:tab/><text:span text:style-name="T66">Como |p| = 1, não entramos no loop.</text:span></text:p>
      <text:p text:style-name="P18"><text:tab/><text:span text:style-name="T66">p = {q3}:</text:span></text:p>
      <text:p text:style-name="P18"><text:tab/><text:tab/><text:span text:style-name="T66">Como |p| = 1, não entramos no loop.</text:span></text:p>
      <text:p text:style-name="P18"><text:tab/><text:span text:style-name="T66">p = {φ}:</text:span></text:p>
      <text:p text:style-name="P18"><text:tab/><text:tab/><text:span text:style-name="T66">Como |p| = 1, não entramos no loop.</text:span></text:p>
      <text:p text:style-name="P18"><text:tab/><text:span text:style-name="T68">Por fim, o estado de erro de M é removido, substituindo a transição:</text:span></text:p>
      <text:p text:style-name="P83"><text:tab/><text:tab/><text:span text:style-name="T67">δ(q3, b) = <text:s/>φ</text:span></text:p>
      <text:p text:style-name="P83"><text:tab/><text:span text:style-name="T68">Por:</text:span></text:p>
      <text:p text:style-name="P83"><text:tab/><text:tab/> <text:span text:style-name="T67">δ(q3, b) = – </text:span></text:p>
      <text:p text:style-name="P18"/>
      <text:p text:style-name="P19"/>
      <text:p text:style-name="P19"><text:soft-page-break/></text:p>
      <text:p text:style-name="P19">E, assim, temos como resultado o seguinte autômato, <text:span text:style-name="T69">que está minimizado</text:span>:</text:p>
      <text:p text:style-name="P96"/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107"><text:span text:style-name="T21">δ</text:span></text:p>
          </table:table-cell>
          <table:table-cell table:style-name="Table3.A1" office:value-type="string">
            <text:p text:style-name="P113">a</text:p>
          </table:table-cell>
          <table:table-cell table:style-name="Table3.C1" office:value-type="string">
            <text:p text:style-name="P113">b</text:p>
          </table:table-cell>
        </table:table-row>
        <table:table-row>
          <table:table-cell table:style-name="Table3.A2" office:value-type="string">
            <text:p text:style-name="P113">→<text:span text:style-name="T52">q0</text:span></text:p>
          </table:table-cell>
          <table:table-cell table:style-name="Table3.A2" office:value-type="string">
            <text:p text:style-name="P116">q<text:span text:style-name="T68">2</text:span></text:p>
          </table:table-cell>
          <table:table-cell table:style-name="Table3.C2" office:value-type="string">
            <text:p text:style-name="P116">q2</text:p>
          </table:table-cell>
        </table:table-row>
        <table:table-row>
          <table:table-cell table:style-name="Table3.A2" office:value-type="string">
            <text:p text:style-name="P111">*<text:span text:style-name="T52">q2</text:span></text:p>
          </table:table-cell>
          <table:table-cell table:style-name="Table3.A2" office:value-type="string">
            <text:p text:style-name="P116">q<text:span text:style-name="T68">2</text:span></text:p>
          </table:table-cell>
          <table:table-cell table:style-name="Table3.C2" office:value-type="string">
            <text:p text:style-name="P116">q3</text:p>
          </table:table-cell>
        </table:table-row>
        <table:table-row>
          <table:table-cell table:style-name="Table3.A2" office:value-type="string">
            <text:p text:style-name="P116">q3</text:p>
          </table:table-cell>
          <table:table-cell table:style-name="Table3.A2" office:value-type="string">
            <text:p text:style-name="P116">q0</text:p>
          </table:table-cell>
          <table:table-cell table:style-name="Table3.C2" office:value-type="string">
            <text:p text:style-name="P118">-</text:p>
          </table:table-cell>
        </table:table-row>
      </table:table>
      <text:p text:style-name="P84"/>
      <text:p text:style-name="P86"/>
      <text:p text:style-name="P86">2.<text:span text:style-name="T70">2. Intersecção</text:span></text:p>
      <text:p text:style-name="P86"><text:tab/><text:span text:style-name="T6">Para a intersecção entre </text:span><text:span text:style-name="T7">AFD's</text:span><text:span text:style-name="T6">, foi utilizado o seguinte algoritmo:</text:span></text:p>
      <text:list xml:id="list193713608091559" text:continue-list="list8786370618632035838" text:style-name="L3">
        <text:list-item>
          <text:p text:style-name="P89"><text:span text:style-name="T21">Entrada: </text:span><text:span text:style-name="T38">dois</text:span><text:span text:style-name="T21"> </text:span><text:span text:style-name="T37">AFD</text:span><text:span text:style-name="T38">'s</text:span><text:span text:style-name="T21"> M</text:span><text:span text:style-name="T38">1</text:span><text:span text:style-name="T21">(K</text:span><text:span text:style-name="T38">1</text:span><text:span text:style-name="T21">, </text:span><text:span text:style-name="T12">Σ</text:span><text:span text:style-name="T40">1</text:span><text:span text:style-name="T21">, δ</text:span><text:span text:style-name="T38">1</text:span><text:span text:style-name="T21">, q0</text:span><text:span text:style-name="T38">1</text:span><text:span text:style-name="T21">, F</text:span><text:span text:style-name="T38">1</text:span><text:span text:style-name="T21">) </text:span><text:span text:style-name="T38">e M2(</text:span><text:span text:style-name="T21">K</text:span><text:span text:style-name="T38">2,</text:span><text:span text:style-name="T21"> </text:span><text:span text:style-name="T38">Σ</text:span><text:span text:style-name="T40">2</text:span><text:span text:style-name="T21">, δ</text:span><text:span text:style-name="T38">2</text:span><text:span text:style-name="T21">, q0</text:span><text:span text:style-name="T38">2</text:span><text:span text:style-name="T21">, F</text:span><text:span text:style-name="T38">2)</text:span></text:p>
        </text:list-item>
        <text:list-item>
          <text:p text:style-name="P90"><text:span text:style-name="T21">Saída: </text:span><text:span text:style-name="T39">um AFD M'(</text:span><text:span text:style-name="T21">K</text:span><text:span text:style-name="T39">'</text:span><text:span text:style-name="T21">, </text:span><text:span text:style-name="T39">Σ</text:span><text:span text:style-name="T40">'</text:span><text:span text:style-name="T21">, δ</text:span><text:span text:style-name="T39">'</text:span><text:span text:style-name="T21">, q0</text:span><text:span text:style-name="T39">'</text:span><text:span text:style-name="T21">, F</text:span><text:span text:style-name="T39">') | T(M') = T(M1) ∩ T(M2)</text:span></text:p>
        </text:list-item>
        <text:list-item>
          <text:p text:style-name="P68"><text:span text:style-name="T71">Método:</text:span></text:p>
          <text:list>
            <text:list-item>
              <text:p text:style-name="P90"><text:span text:style-name="T37">K</text:span><text:span text:style-name="T39">' = K1 </text:span>×<text:span text:style-name="T39"> K2</text:span></text:p>
            </text:list-item>
            <text:list-item>
              <text:p text:style-name="P85">Σ<text:span text:style-name="T72">' = </text:span>Σ<text:span text:style-name="T72">1 </text:span>∪ Σ<text:span text:style-name="T72">2</text:span></text:p>
            </text:list-item>
            <text:list-item>
              <text:p text:style-name="P91"><text:span text:style-name="T21">δ</text:span><text:span text:style-name="T39">'</text:span><text:span text:style-name="T40">((q, q'), a) = (</text:span><text:span text:style-name="T21">δ</text:span><text:span text:style-name="T40">1(q, a), </text:span><text:span text:style-name="T21">δ</text:span><text:span text:style-name="T42">2</text:span><text:span text:style-name="T40">(q</text:span><text:span text:style-name="T41">'</text:span><text:span text:style-name="T40">, a)), <text:s/>∀q </text:span>∈ <text:span text:style-name="T72">K1, q' </text:span><text:span text:style-name="T40">∈ K2, a ∈ </text:span><text:span text:style-name="T39">Σ</text:span><text:span text:style-name="T40">'</text:span></text:p>
            </text:list-item>
            <text:list-item>
              <text:p text:style-name="P98"><text:span text:style-name="T40">q</text:span><text:span text:style-name="T12">0' = (q01, q02)</text:span></text:p>
            </text:list-item>
            <text:list-item>
              <text:p text:style-name="P98"><text:span text:style-name="T12">F' = F1 × F2</text:span></text:p>
            </text:list-item>
          </text:list>
        </text:list-item>
      </text:list>
      <text:p text:style-name="P101"><text:span text:style-name="T12"/></text:p>
      <text:p text:style-name="P103"><text:span text:style-name="T12">Como exemplo, considere os seguintes autômatos:</text:span></text:p>
      <text:p text:style-name="P105"><text:span text:style-name="T12">M1</text:span><text:span text:style-name="T44">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7"><text:span text:style-name="T21">δ</text:span></text:p>
          </table:table-cell>
          <table:table-cell table:style-name="Table4.B1" office:value-type="string">
            <text:p text:style-name="P114">a</text:p>
          </table:table-cell>
        </table:table-row>
        <table:table-row>
          <table:table-cell table:style-name="Table4.A2" office:value-type="string">
            <text:p text:style-name="P114">→*<text:span text:style-name="T52">q0</text:span></text:p>
          </table:table-cell>
          <table:table-cell table:style-name="Table4.B2" office:value-type="string">
            <text:p text:style-name="P117">q<text:span text:style-name="T73">1</text:span></text:p>
          </table:table-cell>
        </table:table-row>
        <table:table-row>
          <table:table-cell table:style-name="Table4.A2" office:value-type="string">
            <text:p text:style-name="P112"><text:span text:style-name="T52">q1</text:span></text:p>
          </table:table-cell>
          <table:table-cell table:style-name="Table4.B2" office:value-type="string">
            <text:p text:style-name="P117">q<text:span text:style-name="T73">0</text:span></text:p>
          </table:table-cell>
        </table:table-row>
      </table:table>
      <text:p text:style-name="P104"/>
      <text:p text:style-name="P105">M2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7"><text:span text:style-name="T21">δ</text:span></text:p>
          </table:table-cell>
          <table:table-cell table:style-name="Table5.B1" office:value-type="string">
            <text:p text:style-name="P114">a</text:p>
          </table:table-cell>
        </table:table-row>
        <table:table-row>
          <table:table-cell table:style-name="Table5.A2" office:value-type="string">
            <text:p text:style-name="P114">→*<text:span text:style-name="T52">q2</text:span></text:p>
          </table:table-cell>
          <table:table-cell table:style-name="Table5.B2" office:value-type="string">
            <text:p text:style-name="P117">q<text:span text:style-name="T74">3</text:span></text:p>
          </table:table-cell>
        </table:table-row>
        <table:table-row>
          <table:table-cell table:style-name="Table5.A2" office:value-type="string">
            <text:p text:style-name="P112"><text:span text:style-name="T52">q3</text:span></text:p>
          </table:table-cell>
          <table:table-cell table:style-name="Table5.B2" office:value-type="string">
            <text:p text:style-name="P117">q<text:span text:style-name="T74">4</text:span></text:p>
          </table:table-cell>
        </table:table-row>
        <table:table-row>
          <table:table-cell table:style-name="Table5.A2" office:value-type="string">
            <text:p text:style-name="P119">q<text:span text:style-name="T74">4</text:span></text:p>
          </table:table-cell>
          <table:table-cell table:style-name="Table5.B2" office:value-type="string">
            <text:p text:style-name="P119">q<text:span text:style-name="T74">2</text:span></text:p>
          </table:table-cell>
        </table:table-row>
      </table:table>
      <text:p text:style-name="P104"/>
      <text:p text:style-name="P109">Assim, temos que:</text:p>
      <text:list xml:id="list193712629186344" text:continue-numbering="true" text:style-name="L3">
        <text:list-item>
          <text:p text:style-name="P92"><text:span text:style-name="T37">K</text:span><text:span text:style-name="T39">' = K1 </text:span>×<text:span text:style-name="T39"> K2 </text:span><text:span text:style-name="T45">= {(q0, q2), (q0, q3), (q0, q4), (q1, q2), (q1, q3), (q1, q4)}</text:span></text:p>
        </text:list-item>
        <text:list-item>
          <text:p text:style-name="P92"><text:span text:style-name="T39">Σ</text:span><text:span text:style-name="T40">' = </text:span><text:span text:style-name="T39">Σ</text:span><text:span text:style-name="T40">1 </text:span><text:span text:style-name="T39">∪ Σ</text:span><text:span text:style-name="T40">2 = {a}</text:span></text:p>
        </text:list-item>
        <text:list-item>
          <text:p text:style-name="P99"><text:span text:style-name="T40">q</text:span><text:span text:style-name="T12">0' = (q01, q02) </text:span><text:span text:style-name="T46">= (q0, q2)</text:span></text:p>
        </text:list-item>
        <text:list-item>
          <text:p text:style-name="P100"><text:span text:style-name="T12">F' = F1 × F2 </text:span><text:span text:style-name="T46">= {(q0, q2)}</text:span></text:p>
        </text:list-item>
        <text:list-item>
          <text:p text:style-name="P100"><text:span text:style-name="T21">δ</text:span><text:span text:style-name="T47">' </text:span><text:span text:style-name="T48">é </text:span><text:span text:style-name="T47">representado na tabela abaixo:</text:span></text:p>
        </text:list-item>
      </text:list>
      <text:p text:style-name="P102"><text:span text:style-name="T47"/></text:p>
      <text:p text:style-name="P102"><text:span text:style-name="T47"/></text:p>
      <text:p text:style-name="P102"><text:span text:style-name="T47"/></text:p>
      <text:p text:style-name="P102"><text:span text:style-name="T47"/></text:p>
      <text:p text:style-name="P106"><text:span text:style-name="T44"/>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108"><text:span text:style-name="T21">δ</text:span></text:p>
          </table:table-cell>
          <table:table-cell table:style-name="Table6.B1" office:value-type="string">
            <text:p text:style-name="P115">a</text:p>
          </table:table-cell>
        </table:table-row>
        <table:table-row>
          <table:table-cell table:style-name="Table6.A2" office:value-type="string">
            <text:p text:style-name="P115">→*<text:span text:style-name="T75">(q0,q2)</text:span></text:p>
          </table:table-cell>
          <table:table-cell table:style-name="Table6.B2" office:value-type="string">
            <text:p text:style-name="P120">(q1, q3)</text:p>
          </table:table-cell>
        </table:table-row>
        <table:table-row>
          <table:table-cell table:style-name="Table6.A2" office:value-type="string">
            <text:p text:style-name="P120">q0, q3</text:p>
          </table:table-cell>
          <table:table-cell table:style-name="Table6.B2" office:value-type="string">
            <text:p text:style-name="P120">(q1, q4)</text:p>
          </table:table-cell>
        </table:table-row>
        <table:table-row>
          <table:table-cell table:style-name="Table6.A2" office:value-type="string">
            <text:p text:style-name="P120">q0, q4</text:p>
          </table:table-cell>
          <table:table-cell table:style-name="Table6.B2" office:value-type="string">
            <text:p text:style-name="P120">(q1, q2)</text:p>
          </table:table-cell>
        </table:table-row>
        <table:table-row>
          <table:table-cell table:style-name="Table6.A2" office:value-type="string">
            <text:p text:style-name="P120">q1, q2</text:p>
          </table:table-cell>
          <table:table-cell table:style-name="Table6.B2" office:value-type="string">
            <text:p text:style-name="P120">(q0, q3)</text:p>
          </table:table-cell>
        </table:table-row>
        <table:table-row>
          <table:table-cell table:style-name="Table6.A2" office:value-type="string">
            <text:p text:style-name="P120">q1, q3</text:p>
          </table:table-cell>
          <table:table-cell table:style-name="Table6.B2" office:value-type="string">
            <text:p text:style-name="P120">(q0, q4)</text:p>
          </table:table-cell>
        </table:table-row>
        <table:table-row>
          <table:table-cell table:style-name="Table6.A2" office:value-type="string">
            <text:p text:style-name="P120">q1, q4</text:p>
          </table:table-cell>
          <table:table-cell table:style-name="Table6.B2" office:value-type="string">
            <text:p text:style-name="P120">(q0, q2)</text:p>
          </table:table-cell>
        </table:table-row>
      </table:table>
      <text:p text:style-name="P102"><text:span text:style-name="T47"/></text:p>
      <text:p text:style-name="P110"><text:span text:style-name="T47">E</text:span><text:span text:style-name="T12">ste AFD reconhece a intersecção de M1 e M2.</text:span></text:p>
      <text:p text:style-name="P110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0:31:36.980056718</meta:creation-date>
    <dc:date>2016-06-22T19:37:11.695514484</dc:date>
    <meta:editing-duration>PT5H3M49S</meta:editing-duration>
    <meta:editing-cycles>90</meta:editing-cycles>
    <meta:generator>LibreOffice/5.0.6.2$Linux_X86_64 LibreOffice_project/00$Build-2</meta:generator>
    <dc:creator>Ghabriel Nunes</dc:creator>
    <meta:document-statistic meta:table-count="6" meta:image-count="0" meta:object-count="0" meta:page-count="7" meta:paragraph-count="272" meta:word-count="1770" meta:character-count="8636" meta:non-whitespace-character-count="6964"/>
  </office:meta>
</office:document-meta>
</file>